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119cm" style:rel-column-width="26518*"/>
    </style:style>
    <style:style style:name="Table1.B" style:family="table-column">
      <style:table-column-properties style:column-width="5.237cm" style:rel-column-width="19508*"/>
    </style:style>
    <style:style style:name="Table1.C" style:family="table-column">
      <style:table-column-properties style:column-width="5.237cm" style:rel-column-width="19509*"/>
    </style:style>
    <style:style style:name="Table1.A1" style:family="table-cell" style:data-style-name="N5100">
      <style:table-cell-properties fo:background-color="#e6e6ff" fo:padding="0cm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cm" fo:border-left="0.002cm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cm" fo:border-left="none" fo:border-right="none" fo:border-top="0.002cm solid #800000" fo:border-bottom="none">
        <style:background-image/>
      </style:table-cell-properties>
    </style:style>
    <style:style style:name="Table1.B2" style:family="table-cell">
      <style:table-cell-properties fo:background-color="#ffffff" fo:padding="0cm" fo:border-left="0.002cm solid #800000" fo:border-right="none" fo:border-top="0.002cm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cm" fo:border-left="0.002cm solid #800000" fo:border-right="none" fo:border-top="none" fo:border-bottom="none">
        <style:background-image/>
      </style:table-cell-properties>
    </style:style>
    <style:style style:name="Table1.C3" style:family="table-cell">
      <style:table-cell-properties fo:background-color="#ffffff" fo:padding="0cm" fo:border-left="0.002cm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>
      <style:paragraph-properties fo:margin-top="0cm" fo:margin-bottom="0cm"/>
    </style:style>
    <style:style style:name="P1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6">Enhanced security</text:p>
        </text:list-item>
        <text:list-item>
          <text:p text:style-name="P6">Enhanced manageability</text:p>
        </text:list-item>
        <text:list-item>
          <text:p text:style-name="P6">Enhanced accounting</text:p>
          <text:p text:style-name="P6"/>
        </text:list-item>
      </text:list>
      <text:h text:style-name="Heading_20_1" text:outline-level="1">Goals</text:h>
      <text:list text:style-name="L2">
        <text:list-item>
          <text:p text:style-name="P10">Enhance a Mediawiki installation with fine-grained permissions</text:p>
        </text:list-item>
        <text:list-item>
          <text:p text:style-name="P10">Enhance remote management capabilities</text:p>
        </text:list-item>
        <text:list-item>
          <text:p text:style-name="P10">Implement a simple to operate replication system</text:p>
        </text:list-item>
        <text:list-item>
          <text:p text:style-name="P10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4">Its permission functionality isn't fine-grained enough (e,g, not name-space-level)</text:p>
        </text:list-item>
        <text:list-item>
          <text:p text:style-name="P14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float" office:value="0">
            <text:p text:style-name="P3">Special Page</text:p>
          </table:table-cell>
          <table:table-cell table:style-name="Table1.B1" office:value-type="float" office:value="0">
            <text:p text:style-name="P3">Notes</text:p>
          </table:table-cell>
          <table:table-cell table:style-name="Table1.B1" office:value-type="float" office:value="0">
            <text:p text:style-name="P3">Fix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7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4">Requires namespace level policing.</text:p>
          </table:table-cell>
          <table:table-cell table:style-name="Table1.B2" office:value-type="string">
            <text:p text:style-name="P5">SpecialAll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Policing already in place based on 'read' right.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SpecialNew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Pager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Recentchan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earchEngin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Statistic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Write protected through 'editinterface' right.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7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QueryPage.php</text:p>
          </table:table-cell>
        </table:table-row>
      </table:table>
      <text:p text:style-name="P2"><text:a xlink:type="simple" xlink:href="http://rent-easy.com/action/view/Special:Allpages"/></text:p>
      <text:p text:style-name="P2"/>
      <text:p text:style-name="P2">Special:Undelete --&gt; enhanced with 'undelete' right??</text:p>
      <text:p text:style-name="P2"/>
      <text:p text:style-name="P2">Special:Recentchanges --&gt; filter 'log' entries ?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04T12:46:34</meta:creation-date>
    <dc:creator>Jean-Lou Dupont</dc:creator>
    <dc:date>2007-06-12T14:52:28</dc:date>
    <dc:language>en-US</dc:language>
    <meta:editing-cycles>83</meta:editing-cycles>
    <meta:editing-duration>PT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22" meta:word-count="351" meta:character-count="2648"/>
  </office:meta>
</office:document-meta>
</file>